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 style:list-style-name="L1">
      <style:text-properties officeooo:rsid="00194940" officeooo:paragraph-rsid="002fb739"/>
    </style:style>
    <style:style style:name="P4" style:family="paragraph" style:parent-style-name="Standard">
      <style:text-properties officeooo:rsid="00194940" officeooo:paragraph-rsid="001ea4f7"/>
    </style:style>
    <style:style style:name="P5" style:family="paragraph" style:parent-style-name="Standard">
      <style:text-properties officeooo:rsid="00194940" officeooo:paragraph-rsid="002fb739"/>
    </style:style>
    <style:style style:name="P6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7" style:family="paragraph" style:parent-style-name="Standard">
      <style:text-properties officeooo:paragraph-rsid="00194940"/>
    </style:style>
    <style:style style:name="P8" style:family="paragraph" style:parent-style-name="Standard">
      <style:text-properties officeooo:rsid="001c348b" officeooo:paragraph-rsid="00245f48"/>
    </style:style>
    <style:style style:name="P9" style:family="paragraph" style:parent-style-name="Standard">
      <style:text-properties officeooo:rsid="001c348b" officeooo:paragraph-rsid="0033d7b6"/>
    </style:style>
    <style:style style:name="P10" style:family="paragraph" style:parent-style-name="Standard" style:list-style-name="L1">
      <style:text-properties officeooo:paragraph-rsid="001c348b"/>
    </style:style>
    <style:style style:name="P11" style:family="paragraph" style:parent-style-name="Standard" style:list-style-name="L1">
      <style:text-properties officeooo:paragraph-rsid="002fb739"/>
    </style:style>
    <style:style style:name="P12" style:family="paragraph" style:parent-style-name="Standard">
      <style:text-properties officeooo:rsid="001d7d04" officeooo:paragraph-rsid="001d7d04"/>
    </style:style>
    <style:style style:name="P13" style:family="paragraph" style:parent-style-name="Standard">
      <style:text-properties officeooo:rsid="001d7d04" officeooo:paragraph-rsid="002798d4"/>
    </style:style>
    <style:style style:name="P14" style:family="paragraph" style:parent-style-name="Standard">
      <style:text-properties officeooo:rsid="001d7d04" officeooo:paragraph-rsid="0028fbb2"/>
    </style:style>
    <style:style style:name="P15" style:family="paragraph" style:parent-style-name="Standard">
      <style:text-properties officeooo:rsid="001d7d04" officeooo:paragraph-rsid="002658db"/>
    </style:style>
    <style:style style:name="P16" style:family="paragraph" style:parent-style-name="Standard">
      <style:text-properties officeooo:rsid="001d7d04" officeooo:paragraph-rsid="0031e9fc"/>
    </style:style>
    <style:style style:name="P17" style:family="paragraph" style:parent-style-name="Standard">
      <style:text-properties officeooo:rsid="001d7d04" officeooo:paragraph-rsid="0033d7b6"/>
    </style:style>
    <style:style style:name="P18" style:family="paragraph" style:parent-style-name="Standard">
      <style:text-properties officeooo:paragraph-rsid="001d7d04"/>
    </style:style>
    <style:style style:name="P19" style:family="paragraph" style:parent-style-name="Standard">
      <style:text-properties officeooo:rsid="001ea4f7" officeooo:paragraph-rsid="001ea4f7"/>
    </style:style>
    <style:style style:name="P20" style:family="paragraph" style:parent-style-name="Standard">
      <style:text-properties officeooo:rsid="001ea4f7" officeooo:paragraph-rsid="002658db"/>
    </style:style>
    <style:style style:name="P21" style:family="paragraph" style:parent-style-name="Standard">
      <style:text-properties officeooo:rsid="001ea4f7" officeooo:paragraph-rsid="002798d4"/>
    </style:style>
    <style:style style:name="P22" style:family="paragraph" style:parent-style-name="Standard">
      <style:text-properties officeooo:rsid="001ea4f7" officeooo:paragraph-rsid="0033d7b6"/>
    </style:style>
    <style:style style:name="P23" style:family="paragraph" style:parent-style-name="Standard">
      <style:text-properties officeooo:paragraph-rsid="001ea4f7"/>
    </style:style>
    <style:style style:name="P24" style:family="paragraph" style:parent-style-name="Standard">
      <style:text-properties officeooo:rsid="001efdf8" officeooo:paragraph-rsid="001efdf8"/>
    </style:style>
    <style:style style:name="P25" style:family="paragraph" style:parent-style-name="Standard">
      <style:text-properties officeooo:rsid="001efdf8" officeooo:paragraph-rsid="002798d4"/>
    </style:style>
    <style:style style:name="P26" style:family="paragraph" style:parent-style-name="Standard">
      <style:text-properties officeooo:rsid="001efdf8" officeooo:paragraph-rsid="0028fbb2"/>
    </style:style>
    <style:style style:name="P27" style:family="paragraph" style:parent-style-name="Standard">
      <style:text-properties officeooo:rsid="001efdf8" officeooo:paragraph-rsid="0033d7b6"/>
    </style:style>
    <style:style style:name="P28" style:family="paragraph" style:parent-style-name="Standard">
      <style:text-properties officeooo:rsid="00208991" officeooo:paragraph-rsid="00208991"/>
    </style:style>
    <style:style style:name="P29" style:family="paragraph" style:parent-style-name="Standard">
      <style:text-properties officeooo:rsid="00208991" officeooo:paragraph-rsid="002798d4"/>
    </style:style>
    <style:style style:name="P30" style:family="paragraph" style:parent-style-name="Standard">
      <style:text-properties officeooo:rsid="00208991" officeooo:paragraph-rsid="0028fbb2"/>
    </style:style>
    <style:style style:name="P31" style:family="paragraph" style:parent-style-name="Standard">
      <style:text-properties officeooo:rsid="00208991" officeooo:paragraph-rsid="0033d7b6"/>
    </style:style>
    <style:style style:name="P32" style:family="paragraph" style:parent-style-name="Standard">
      <style:text-properties officeooo:rsid="0021b431" officeooo:paragraph-rsid="002658db"/>
    </style:style>
    <style:style style:name="P33" style:family="paragraph" style:parent-style-name="Standard">
      <style:text-properties officeooo:rsid="00233a55" officeooo:paragraph-rsid="00233a55"/>
    </style:style>
    <style:style style:name="P34" style:family="paragraph" style:parent-style-name="Standard">
      <style:text-properties officeooo:rsid="00233a55" officeooo:paragraph-rsid="002658db"/>
    </style:style>
    <style:style style:name="P35" style:family="paragraph" style:parent-style-name="Standard">
      <style:text-properties officeooo:rsid="00233a55" officeooo:paragraph-rsid="0028fbb2"/>
    </style:style>
    <style:style style:name="P36" style:family="paragraph" style:parent-style-name="Standard">
      <style:text-properties officeooo:rsid="00233a55" officeooo:paragraph-rsid="0033d7b6"/>
    </style:style>
    <style:style style:name="P37" style:family="paragraph" style:parent-style-name="Standard">
      <style:text-properties officeooo:rsid="00233d85" officeooo:paragraph-rsid="002798d4"/>
    </style:style>
    <style:style style:name="P38" style:family="paragraph" style:parent-style-name="Standard">
      <style:text-properties officeooo:paragraph-rsid="002fb739"/>
    </style:style>
    <style:style style:name="P39" style:family="paragraph" style:parent-style-name="Standard" style:list-style-name="L1">
      <style:text-properties officeooo:rsid="00305dab" officeooo:paragraph-rsid="00305dab"/>
    </style:style>
    <style:style style:name="P40" style:family="paragraph" style:parent-style-name="Standard">
      <style:text-properties officeooo:paragraph-rsid="002798d4"/>
    </style:style>
    <style:style style:name="P41" style:family="paragraph" style:parent-style-name="Standard">
      <style:text-properties officeooo:paragraph-rsid="00245f48"/>
    </style:style>
    <style:style style:name="P42" style:family="paragraph" style:parent-style-name="Standard">
      <style:text-properties officeooo:paragraph-rsid="002658db"/>
    </style:style>
    <style:style style:name="P43" style:family="paragraph" style:parent-style-name="Standard">
      <style:text-properties officeooo:rsid="0031e9fc" officeooo:paragraph-rsid="0031e9fc"/>
    </style:style>
    <style:style style:name="P44" style:family="paragraph" style:parent-style-name="Standard">
      <style:text-properties officeooo:rsid="0031e9fc" officeooo:paragraph-rsid="0033d7b6"/>
    </style:style>
    <style:style style:name="P45" style:family="paragraph" style:parent-style-name="Standard">
      <style:text-properties officeooo:paragraph-rsid="0031e9fc"/>
    </style:style>
    <style:style style:name="P46" style:family="paragraph" style:parent-style-name="Standard">
      <style:text-properties officeooo:paragraph-rsid="0033d7b6"/>
    </style:style>
    <style:style style:name="P47" style:family="paragraph" style:parent-style-name="Standard">
      <style:text-properties officeooo:paragraph-rsid="0024cd18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style:style style:name="T9" style:family="text">
      <style:text-properties officeooo:rsid="0021b431"/>
    </style:style>
    <style:style style:name="T10" style:family="text">
      <style:text-properties officeooo:rsid="00233a55"/>
    </style:style>
    <style:style style:name="T11" style:family="text">
      <style:text-properties officeooo:rsid="00245f48"/>
    </style:style>
    <style:style style:name="T12" style:family="text">
      <style:text-properties fo:font-style="italic" officeooo:rsid="00245f48" style:font-style-asian="italic" style:font-style-complex="italic"/>
    </style:style>
    <style:style style:name="T13" style:family="text">
      <style:text-properties fo:font-style="italic" officeooo:rsid="001ea4f7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45f48" style:font-style-asian="normal" style:font-style-complex="normal"/>
    </style:style>
    <style:style style:name="T16" style:family="text">
      <style:text-properties fo:font-style="normal" officeooo:rsid="001ea4f7" style:font-style-asian="normal" style:font-style-complex="normal"/>
    </style:style>
    <style:style style:name="T17" style:family="text">
      <style:text-properties fo:font-style="normal" officeooo:rsid="00208991" style:font-style-asian="normal" style:font-style-complex="normal"/>
    </style:style>
    <style:style style:name="T18" style:family="text">
      <style:text-properties fo:font-style="normal" officeooo:rsid="002658db" style:font-style-asian="normal" style:font-style-complex="normal"/>
    </style:style>
    <style:style style:name="T19" style:family="text">
      <style:text-properties officeooo:rsid="0024cd18"/>
    </style:style>
    <style:style style:name="T20" style:family="text">
      <style:text-properties officeooo:rsid="002658db"/>
    </style:style>
    <style:style style:name="T21" style:family="text">
      <style:text-properties officeooo:rsid="002798d4"/>
    </style:style>
    <style:style style:name="T22" style:family="text">
      <style:text-properties officeooo:rsid="0028fbb2"/>
    </style:style>
    <style:style style:name="T23" style:family="text">
      <style:text-properties officeooo:rsid="002adc6f"/>
    </style:style>
    <style:style style:name="T24" style:family="text">
      <style:text-properties officeooo:rsid="002c28fb"/>
    </style:style>
    <style:style style:name="T25" style:family="text">
      <style:text-properties officeooo:rsid="002de998"/>
    </style:style>
    <style:style style:name="T26" style:family="text">
      <style:text-properties officeooo:rsid="002fb739"/>
    </style:style>
    <style:style style:name="T27" style:family="text">
      <style:text-properties officeooo:rsid="00305d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7"><text:span text:style-name="T1">– Within settlements:</text:span></text:p>
      <text:list xml:id="list4260848843" text:style-name="L1">
        <text:list-item>
          <text:p text:style-name="P10">Common folk 70%</text:p>
        </text:list-item>
        <text:list-item>
          <text:p text:style-name="P10"><text:span text:style-name="T4">Mystics 5%</text:span></text:p>
        </text:list-item>
        <text:list-item>
          <text:p text:style-name="P10"><text:span text:style-name="T4">Raiders </text:span><text:span text:style-name="T27">15</text:span><text:span text:style-name="T4">%</text:span></text:p>
        </text:list-item>
        <text:list-item>
          <text:p text:style-name="P10"><text:span text:style-name="T4">Warriors </text:span><text:span text:style-name="T27">1</text:span><text:span text:style-name="T4">0%</text:span></text:p>
        </text:list-item>
      </text:list>
      <text:p text:style-name="P1"/>
      <text:p text:style-name="P38"><text:soft-page-break/><text:span text:style-name="T1">– </text:span><text:span text:style-name="T26">Outside/close to</text:span><text:span text:style-name="T1"> settlements:</text:span></text:p>
      <text:list xml:id="list4139058874586" text:continue-numbering="true" text:style-name="L1">
        <text:list-item>
          <text:p text:style-name="P11">Common folk <text:span text:style-name="T27">50</text:span>%</text:p>
        </text:list-item>
        <text:list-item>
          <text:p text:style-name="P11"><text:span text:style-name="T4">Mystics </text:span><text:span text:style-name="T27">5</text:span><text:span text:style-name="T4">%</text:span></text:p>
        </text:list-item>
        <text:list-item>
          <text:p text:style-name="P11"><text:span text:style-name="T4">Raiders </text:span><text:span text:style-name="T27">30</text:span><text:span text:style-name="T4">%</text:span></text:p>
        </text:list-item>
        <text:list-item>
          <text:p text:style-name="P3"><text:span text:style-name="T4">Warriors </text:span><text:span text:style-name="T27">10</text:span><text:span text:style-name="T4">%</text:span></text:p>
        </text:list-item>
        <text:list-item>
          <text:p text:style-name="P39">Haunt 5%</text:p>
        </text:list-item>
      </text:list>
      <text:p text:style-name="P5"/>
      <text:p text:style-name="P1">– <text:span text:style-name="T4">Barrier islands:</text:span></text:p>
      <text:p text:style-name="P43">Foe | Type | Rank</text:p>
      <text:p text:style-name="P43">--- | --- | ---</text:p>
      <text:p text:style-name="P8">Common folk | Ironlander |<text:span text:style-name="T6"> </text:span><text:span text:style-name="T15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41"><text:span text:style-name="T4">Warrior | Ironlander |</text:span><text:span text:style-name="T6"> </text:span><text:span text:style-name="T11">Dangerous</text:span></text:p>
      <text:p text:style-name="P40"><text:span text:style-name="T4">Bonewalker | Horror |</text:span><text:span text:style-name="T8"> </text:span><text:span text:style-name="T21">Dangerous</text:span></text:p>
      <text:p text:style-name="P13">Haunt | Horror |<text:span text:style-name="T10"> </text:span><text:span text:style-name="T21">Formidable</text:span></text:p>
      <text:p text:style-name="P16">Sodden | Horror | <text:span text:style-name="T22">Formidable</text:span> most common horror</text:p>
      <text:p text:style-name="P16"><text:span text:style-name="T4">Tawny Wyvern | Beast | </text:span><text:span text:style-name="T21">Extreme</text:span></text:p>
      <text:p text:style-name="P14">Iron Revenant | Horror |<text:span text:style-name="T8"> </text:span><text:span text:style-name="T21">Extreme</text:span></text:p>
      <text:p text:style-name="P16">Chimera<text:span text:style-name="T4"> | Horror |</text:span><text:span text:style-name="T8"> </text:span><text:span text:style-name="T21">Extreme</text:span></text:p>
      <text:p text:style-name="P12">Sea <text:span text:style-name="T20">P</text:span>rimordial | Firstborn | <text:span text:style-name="T20">Extreme</text:span></text:p>
      <text:p text:style-name="P16"><text:span text:style-name="T4">Leviathan | Beast | </text:span><text:span text:style-name="T21">Epic</text:span></text:p>
      <text:p text:style-name="P12"/>
      <text:p text:style-name="P18"><text:span text:style-name="T1">– </text:span><text:span text:style-name="T5">Ragged coast</text:span><text:span text:style-name="T4">:</text:span></text:p>
      <text:p text:style-name="P43">Foe | Type | Rank</text:p>
      <text:p text:style-name="P43">--- | --- | ---</text:p>
      <text:p text:style-name="P41"><text:span text:style-name="T4">Common folk | Ironlander |</text:span><text:span text:style-name="T6"> </text:span><text:span text:style-name="T15">Troublesome</text:span></text:p>
      <text:p text:style-name="P16">Broken | Ironlander |<text:span text:style-name="T14"> </text:span><text:span text:style-name="T15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15">Wolf | Animal |<text:span text:style-name="T8"> </text:span><text:span text:style-name="T20">Dangerous</text:span></text:p>
      <text:p text:style-name="P42"><text:span text:style-name="T5">Boar | Animal |</text:span><text:span text:style-name="T8"> </text:span><text:span text:style-name="T20">Dangerous</text:span></text:p>
      <text:p text:style-name="P45"><text:span text:style-name="T4">Bonewalker | Horror |</text:span><text:span text:style-name="T8"> </text:span><text:span text:style-name="T21">Dangerous</text:span></text:p>
      <text:p text:style-name="P13">Haunt | Horror |<text:span text:style-name="T10"> </text:span><text:span text:style-name="T21">Formidable</text:span></text:p>
      <text:p text:style-name="P17">Sodden | Horror | <text:span text:style-name="T22">Formidable</text:span></text:p>
      <text:p text:style-name="P17">Iron Revenant | Horror |<text:span text:style-name="T8"> </text:span><text:span text:style-name="T21">Extreme</text:span></text:p>
      <text:p text:style-name="P9">Tawny Wyvern | Beast | <text:span text:style-name="T21">Extreme</text:span></text:p>
      <text:p text:style-name="P17">Chimera<text:span text:style-name="T4"> | Horror |</text:span><text:span text:style-name="T8"> </text:span><text:span text:style-name="T21">Extreme</text:span></text:p>
      <text:p text:style-name="P18"><text:span text:style-name="T5">Sea </text:span><text:span text:style-name="T6">P</text:span><text:span text:style-name="T5">rimordial | Firstborn | </text:span><text:span text:style-name="T20">Extreme</text:span></text:p>
      <text:p text:style-name="P12"/>
      <text:p text:style-name="P19">– Deep wilds</text:p>
      <text:p text:style-name="P43">Foe | Type | Rank</text:p>
      <text:p text:style-name="P43">--- | --- | ---</text:p>
      <text:p text:style-name="P41"><text:span text:style-name="T1">Broken | </text:span><text:span text:style-name="T6">Ironlander |</text:span><text:span text:style-name="T16"> </text:span><text:span text:style-name="T15">Troublesome</text:span></text:p>
      <text:p text:style-name="P22">Marsh Rat | Animal |<text:span text:style-name="T8"> </text:span><text:span text:style-name="T20">Troublesome</text:span></text:p>
      <text:p text:style-name="P23"><text:span text:style-name="T1">Hunters | </text:span><text:span text:style-name="T6">Ironlander | </text:span><text:span text:style-name="T11">Dangerous</text:span></text:p>
      <text:p text:style-name="P41"><text:span text:style-name="T1">Mystic | </text:span><text:span text:style-name="T6">Ironlander | </text:span><text:span text:style-name="T11">Dangerous</text:span></text:p>
      <text:p text:style-name="P41"><text:span text:style-name="T1">Raider | </text:span><text:span text:style-name="T6">Ironlander | </text:span><text:span text:style-name="T11">Dangerous</text:span></text:p>
      <text:p text:style-name="P41"><text:span text:style-name="T1">Warrior | </text:span><text:span text:style-name="T6">Ironlander | </text:span><text:span text:style-name="T11">Dangerous</text:span></text:p>
      <text:p text:style-name="P23"><text:span text:style-name="T6">Elf | Firstborn | </text:span><text:span text:style-name="T19">Dangerous</text:span></text:p>
      <text:p text:style-name="P19">Varou | Firstborn | <text:span text:style-name="T20">Dangerous</text:span></text:p>
      <text:p text:style-name="P42"><text:soft-page-break/><text:span text:style-name="T6">Boar | Animal |</text:span><text:span text:style-name="T8"> </text:span><text:span text:style-name="T20">Dangerous</text:span></text:p>
      <text:p text:style-name="P20">Gaunt | Animal |<text:span text:style-name="T8"> </text:span><text:span text:style-name="T20">Dangerous</text:span></text:p>
      <text:p text:style-name="P20">Wolf | Animal |<text:span text:style-name="T8"> </text:span><text:span text:style-name="T20">Dangerous</text:span></text:p>
      <text:p text:style-name="P22"><text:span text:style-name="T21">Harrow </text:span>Spider | Beast | <text:span text:style-name="T21">Dangerous</text:span></text:p>
      <text:p text:style-name="P22">Bonewalker | Horror |<text:span text:style-name="T8"> </text:span><text:span text:style-name="T21">Dangerous</text:span></text:p>
      <text:p text:style-name="P22">Ash Bear | Animal |<text:span text:style-name="T8"> </text:span><text:span text:style-name="T20">Formidable</text:span></text:p>
      <text:p text:style-name="P22">Haunt | Horror |<text:span text:style-name="T10"> </text:span><text:span text:style-name="T21">Formidable</text:span></text:p>
      <text:p text:style-name="P20">Elder Beast | Beast |<text:span text:style-name="T8"> </text:span><text:span text:style-name="T20">Extreme</text:span></text:p>
      <text:p text:style-name="P22"><text:span text:style-name="T20">Forest</text:span> primordial | Firstborn | <text:span text:style-name="T20">Extreme</text:span></text:p>
      <text:p text:style-name="P21">Verdant Wyvern | Beast |<text:span text:style-name="T4"> </text:span><text:span text:style-name="T21">Extreme</text:span></text:p>
      <text:p text:style-name="P21">Chimera | Horror |<text:span text:style-name="T8"> </text:span><text:span text:style-name="T21">Extreme</text:span></text:p>
      <text:p text:style-name="P21">Hollow | Horror |<text:span text:style-name="T8"> </text:span><text:span text:style-name="T21">Extreme</text:span></text:p>
      <text:p text:style-name="P21">Iron Revenant | Horror |<text:span text:style-name="T8"> </text:span><text:span text:style-name="T21">Extreme</text:span></text:p>
      <text:p text:style-name="P21"/>
      <text:p text:style-name="P4">– <text:span text:style-name="T7">Flooded lands</text:span></text:p>
      <text:p text:style-name="P43">Foe | Type | Rank</text:p>
      <text:p text:style-name="P43">--- | --- | ---</text:p>
      <text:p text:style-name="P44"><text:span text:style-name="T20">Marsh</text:span><text:span text:style-name="T7"> Rat | Animal |</text:span><text:span text:style-name="T8"> </text:span><text:span text:style-name="T20">Troublesome</text:span></text:p>
      <text:p text:style-name="P17">Broken | Ironlander |<text:span text:style-name="T16"> </text:span><text:span text:style-name="T15">Troublesome</text:span></text:p>
      <text:p text:style-name="P8">Common folk | Ironlander |<text:span text:style-name="T16"> </text:span><text:span text:style-name="T15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41"><text:span text:style-name="T4">Warrior | Ironlander |</text:span><text:span text:style-name="T6"> </text:span><text:span text:style-name="T11">Dangerous</text:span></text:p>
      <text:p text:style-name="P27">Bonewalker | Horror |<text:span text:style-name="T8"> </text:span><text:span text:style-name="T21">Dangerous</text:span></text:p>
      <text:p text:style-name="P27">Haunt | Horror |<text:span text:style-name="T10"> </text:span><text:span text:style-name="T21">Formidable</text:span></text:p>
      <text:p text:style-name="P24">Troll | Firstborn | <text:span text:style-name="T20">Formidable,</text:span> shy creature</text:p>
      <text:p text:style-name="P46"><text:span text:style-name="T7">Sodden | Horror |</text:span><text:span text:style-name="T5"> </text:span><text:span text:style-name="T22">Formidable</text:span><text:span text:style-name="T7"> Most common horror</text:span></text:p>
      <text:p text:style-name="P24">Basilisk | Beast | <text:span text:style-name="T20">Extreme</text:span></text:p>
      <text:p text:style-name="P25">Chimera | Horror |<text:span text:style-name="T8"> </text:span><text:span text:style-name="T21">Extreme</text:span></text:p>
      <text:p text:style-name="P27"><text:span text:style-name="T20">River</text:span> Primordial | Firstborn | <text:span text:style-name="T20">Extreme</text:span></text:p>
      <text:p text:style-name="P26">Iron Revenant | Horror |<text:span text:style-name="T8"> </text:span><text:span text:style-name="T21">Extreme</text:span></text:p>
      <text:p text:style-name="P26"/>
      <text:p text:style-name="P24">– Havens</text:p>
      <text:p text:style-name="P43">Foe | Type | Rank</text:p>
      <text:p text:style-name="P43">--- | --- | ---</text:p>
      <text:p text:style-name="P17">Broken | Ironlander |<text:span text:style-name="T16"> </text:span><text:span text:style-name="T15">Troublesome</text:span></text:p>
      <text:p text:style-name="P8">Common folk | Ironlander |<text:span text:style-name="T16"> </text:span><text:span text:style-name="T15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27">Boar | Animal |<text:span text:style-name="T8"> </text:span><text:span text:style-name="T20">Dangerous</text:span></text:p>
      <text:p text:style-name="P27"><text:span text:style-name="T15">Wolf | Animal |</text:span><text:span text:style-name="T17"> </text:span><text:span text:style-name="T18">Dangerous</text:span></text:p>
      <text:p text:style-name="P27">Bonewalker | Horror |<text:span text:style-name="T8"> </text:span><text:span text:style-name="T21">Dangerous</text:span></text:p>
      <text:p text:style-name="P24">Troll | Firstborn | <text:span text:style-name="T20">Formidable</text:span> rare creature</text:p>
      <text:p text:style-name="P27">Haunt | Horror |<text:span text:style-name="T10"> </text:span><text:span text:style-name="T21">Formidable</text:span></text:p>
      <text:p text:style-name="P27"><text:span text:style-name="T19">River</text:span> Primordial | Firstborn | <text:span text:style-name="T20">Extreme</text:span></text:p>
      <text:p text:style-name="P42"><text:span text:style-name="T7">Elder Beast | Beast |</text:span><text:span text:style-name="T8"> </text:span><text:span text:style-name="T20">Extreme</text:span></text:p>
      <text:p text:style-name="P25">Chimera | Horror |<text:span text:style-name="T8"> </text:span><text:span text:style-name="T21">Extreme</text:span></text:p>
      <text:p text:style-name="P26">Iron Revenant | Horror |<text:span text:style-name="T8"> </text:span><text:span text:style-name="T21">Extreme</text:span></text:p>
      <text:p text:style-name="P24"/>
      <text:p text:style-name="P28">– Hinterlands</text:p>
      <text:p text:style-name="P43">Foe | Type | Rank</text:p>
      <text:p text:style-name="P43"><text:soft-page-break/>--- | --- | ---</text:p>
      <text:p text:style-name="P17">Broken | Ironlander |<text:span text:style-name="T16"> </text:span><text:span text:style-name="T15">Troublesome</text:span></text:p>
      <text:p text:style-name="P8">Common folk | Ironlander |<text:span text:style-name="T16"> </text:span><text:span text:style-name="T15">Troublesome</text:span></text:p>
      <text:p text:style-name="P31"><text:span text:style-name="T15">Marsh Rat | Animal | </text:span><text:span text:style-name="T18">Troublesome</text:span></text:p>
      <text:p text:style-name="P31"/>
      <text:p text:style-name="P8">Mystic | Ironlander |<text:span text:style-name="T6"> </text:span><text:span text:style-name="T11">Dangerous</text:span></text:p>
      <text:p text:style-name="P41"><text:span text:style-name="T8">Hunter</text:span><text:span text:style-name="T4"> | Ironlander |</text:span>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47"><text:span text:style-name="T8">Elf | Firstborn |</text:span><text:span text:style-name="T6"> </text:span><text:span text:style-name="T19">Dangerous</text:span></text:p>
      <text:p text:style-name="P31">Varou | Firstborn | <text:span text:style-name="T20">Dangerous</text:span></text:p>
      <text:p text:style-name="P31">Boar | Animal | <text:span text:style-name="T20">Dangerous</text:span></text:p>
      <text:p text:style-name="P31">Ga<text:span text:style-name="T19">u</text:span>nt | Animal | <text:span text:style-name="T20">Dangerous</text:span></text:p>
      <text:p text:style-name="P31">Wolf | Animal | <text:span text:style-name="T20">Dangerous</text:span></text:p>
      <text:p text:style-name="P31"><text:span text:style-name="T21">Harrow </text:span>Spider | Beast |<text:span text:style-name="T6"> </text:span><text:span text:style-name="T21">Dangerous</text:span></text:p>
      <text:p text:style-name="P31">Bonewalker | Horror | <text:span text:style-name="T21">Dangerous</text:span></text:p>
      <text:p text:style-name="P28">Troll | Firstborn | <text:span text:style-name="T20">Formidable</text:span> shy creature</text:p>
      <text:p text:style-name="P31">Haunt | Horror |<text:span text:style-name="T10"> </text:span><text:span text:style-name="T21">Formidable</text:span></text:p>
      <text:p text:style-name="P28">Ash <text:span text:style-name="T20">B</text:span>ear | Animal | <text:span text:style-name="T20">Formidable</text:span></text:p>
      <text:p text:style-name="P42"><text:span text:style-name="T8">Elder Beast | Beast | </text:span><text:span text:style-name="T20">Extreme</text:span></text:p>
      <text:p text:style-name="P46"><text:span text:style-name="T19">Forest</text:span><text:span text:style-name="T8"> Primordial | Firstborn | </text:span><text:span text:style-name="T20">Extreme</text:span></text:p>
      <text:p text:style-name="P31">Verdant Wyvern | Beast |<text:span text:style-name="T4"> </text:span><text:span text:style-name="T21">Extreme</text:span></text:p>
      <text:p text:style-name="P28">Chimera | Horror | <text:span text:style-name="T21">Extreme</text:span></text:p>
      <text:p text:style-name="P28">Hollow | Horror | <text:span text:style-name="T21">Extreme</text:span></text:p>
      <text:p text:style-name="P40"><text:span text:style-name="T8">Iron Rev</text:span><text:span text:style-name="T21">e</text:span><text:span text:style-name="T8">n</text:span><text:span text:style-name="T21">a</text:span><text:span text:style-name="T8">nt | Horror | </text:span><text:span text:style-name="T21">Extreme</text:span></text:p>
      <text:p text:style-name="P28"/>
      <text:p text:style-name="P28">– Tempest Hills</text:p>
      <text:p text:style-name="P43">Foe | Type | Rank</text:p>
      <text:p text:style-name="P43">--- | --- | ---</text:p>
      <text:p text:style-name="P8">Common folk | Ironlander |<text:span text:style-name="T6"> </text:span><text:span text:style-name="T15">Troublesome</text:span></text:p>
      <text:p text:style-name="P41"><text:span text:style-name="T4">Mystic | Ironlander |</text:span>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31">Bonewalker | Horror | <text:span text:style-name="T21">Dangerous</text:span></text:p>
      <text:p text:style-name="P32">Wolf | Animal |<text:span text:style-name="T8"> </text:span><text:span text:style-name="T20">Dangerous</text:span></text:p>
      <text:p text:style-name="P31">Haunt | Horror |<text:span text:style-name="T10"> </text:span><text:span text:style-name="T21">Formidable</text:span></text:p>
      <text:p text:style-name="P32">Elder Beast | Beast |<text:span text:style-name="T8"> </text:span><text:span text:style-name="T20">Extreme</text:span> wolf only</text:p>
      <text:p text:style-name="P33">Mammoth | Beast | <text:span text:style-name="T21">Extreme</text:span></text:p>
      <text:p text:style-name="P33">Iron Wyvern | Beast | <text:span text:style-name="T21">Extreme</text:span></text:p>
      <text:p text:style-name="P29">Chimera | Horror | <text:span text:style-name="T21">Extreme</text:span></text:p>
      <text:p text:style-name="P31">Mountain Primordial | Firstborn | <text:span text:style-name="T20">Extreme</text:span></text:p>
      <text:p text:style-name="P30">Iron Revenant | Horror | <text:span text:style-name="T21">Extreme</text:span></text:p>
      <text:p text:style-name="P31">Giant | Firstborn | <text:span text:style-name="T19">Extreme</text:span></text:p>
      <text:p text:style-name="P33"/>
      <text:p text:style-name="P33">– Veiled Mountains</text:p>
      <text:p text:style-name="P43">Foe | Type | Rank</text:p>
      <text:p text:style-name="P43">--- | --- | ---</text:p>
      <text:p text:style-name="P8">Common folk | Ironlander |<text:span text:style-name="T16"> </text:span><text:span text:style-name="T15">Troublesome</text:span></text:p>
      <text:p text:style-name="P41"><text:span text:style-name="T4">Mystic | Ironlander |</text:span>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31">Bonewalker | Horror | <text:span text:style-name="T21">Dangerous</text:span></text:p>
      <text:p text:style-name="P34">Silver Bear | Animal |<text:span text:style-name="T8"> </text:span><text:span text:style-name="T20">Formidable</text:span></text:p>
      <text:p text:style-name="P40"><text:soft-page-break/><text:span text:style-name="T10">Frostbound</text:span><text:span text:style-name="T8"> | Horror | </text:span><text:span text:style-name="T21">Formidable</text:span><text:span text:style-name="T8"> </text:span><text:span text:style-name="T10">most common </text:span><text:span text:style-name="T21">horror</text:span></text:p>
      <text:p text:style-name="P29">Haunt | Horror |<text:span text:style-name="T10"> </text:span><text:span text:style-name="T21">Formidable</text:span></text:p>
      <text:p text:style-name="P30">Iron Revenant | Horror | <text:span text:style-name="T21">Extreme</text:span></text:p>
      <text:p text:style-name="P31">Giant | Firstborn | <text:span text:style-name="T19">Extreme</text:span></text:p>
      <text:p text:style-name="P31">Chimera | Horror | <text:span text:style-name="T21">Extreme</text:span></text:p>
      <text:p text:style-name="P31">Mountain Primordial | Firstborn | <text:span text:style-name="T20">Extreme</text:span></text:p>
      <text:p text:style-name="P46"><text:span text:style-name="T9">Elder Beast | Beast |</text:span><text:span text:style-name="T8"> </text:span><text:span text:style-name="T20">Extreme</text:span><text:span text:style-name="T9"> </text:span><text:span text:style-name="T10">bear</text:span><text:span text:style-name="T9"> only</text:span></text:p>
      <text:p text:style-name="P36">Iron Wyvern | Beast | <text:span text:style-name="T21">Extreme</text:span></text:p>
      <text:p text:style-name="P31"/>
      <text:p text:style-name="P33">– Shattered Wastes</text:p>
      <text:p text:style-name="P43">Foe | Type | Rank</text:p>
      <text:p text:style-name="P43">--- | --- | ---</text:p>
      <text:p text:style-name="P41"><text:span text:style-name="T4">Mystic | Ironlander |</text:span><text:span text:style-name="T6"> </text:span><text:span text:style-name="T11">Dangerous</text:span></text:p>
      <text:p text:style-name="P40"><text:span text:style-name="T10">Frostbound | Horror | </text:span><text:span text:style-name="T21">Formidable</text:span></text:p>
      <text:p text:style-name="P37">Haunt | Horror |<text:span text:style-name="T10"> </text:span><text:span text:style-name="T21">Formidable</text:span></text:p>
      <text:p text:style-name="P36">Ice Primordial | <text:span text:style-name="T20">Firstborn</text:span> | <text:span text:style-name="T23">E</text:span><text:span text:style-name="T25">xtreme</text:span></text:p>
      <text:p text:style-name="P35">Iron Revenant | Horror |<text:span text:style-name="T8"> </text:span><text:span text:style-name="T21">Extreme</text:span></text:p>
      <text:p text:style-name="P36"><text:span text:style-name="T24">Giant </text:span>Ice Primordial | <text:span text:style-name="T20">Firstborn</text:span> | <text:span text:style-name="T23">Ep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23M33S</meta:editing-duration>
    <meta:editing-cycles>9</meta:editing-cycles>
    <meta:generator>LibreOffice/6.4.6.2$Linux_X86_64 LibreOffice_project/40$Build-2</meta:generator>
    <dc:date>2021-02-11T00:41:38.843264870</dc:date>
    <meta:document-statistic meta:table-count="0" meta:image-count="0" meta:object-count="0" meta:page-count="5" meta:paragraph-count="209" meta:word-count="1091" meta:character-count="6335" meta:non-whitespace-character-count="5419"/>
  </office:meta>
</office:document-meta>
</file>